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39d4" officeooo:paragraph-rsid="000e39d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quipos(<text:span text:style-name="T1">codEquipo</text:span><text:span text:style-name="T2">, nombre, codDuenno, codLiga</text:span>)</text:p>
      <text:p text:style-name="Standard"><text:tab/><text:tab/><text:tab/><text:tab/>fk(duennos) fk(ligas)</text:p>
      <text:p text:style-name="Standard"/>
      <text:p text:style-name="Standard">duennos(<text:span text:style-name="T1">codDuenno</text:span>, nombre, apellido1, apellido2)</text:p>
      <text:p text:style-name="Standard"/>
      <text:p text:style-name="P1">jugadores(<text:span text:style-name="T1">codJugador</text:span>, nombre, apellido1, apellido2, nickname, sueldo, codEquipo)</text:p>
      <text:p text:style-name="P1"><text:tab/><text:tab/><text:tab/><text:tab/><text:tab/><text:tab/><text:tab/><text:tab/><text:tab/> <text:s text:c="8"/>fk(equipos)</text:p>
      <text:p text:style-name="Standard"/>
      <text:p text:style-name="Standard">ligas(<text:span text:style-name="T1">codLiga</text:span>, nombre)</text:p>
      <text:p text:style-name="Standard"/>
      <text:p text:style-name="Standard">partidos(<text:span text:style-name="T1">codPartido</text:span>, resultado, fecha, hora, jugado)</text:p>
      <text:p text:style-name="Standard"/>
      <text:p text:style-name="P1">jornadas(<text:span text:style-name="T1">codJornada</text:span>, fechaJornadaIni, fechaJornadaFin, codLiga)</text:p>
      <text:p text:style-name="P1"><text:tab/><text:tab/><text:tab/><text:tab/><text:tab/><text:tab/><text:tab/> <text:s text:c="8"/>fk(ligas)</text:p>
      <text:p text:style-name="P1"/>
      <text:p text:style-name="P1">juegaPartidos(<text:span text:style-name="T1">codEquipo, codPartido</text:span>)</text:p>
      <text:p text:style-name="P1"><text:tab/><text:tab/>fk(equipos) fk(partidos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3:51:58.98</meta:creation-date>
    <dc:date>2018-04-20T02:23:10.935000000</dc:date>
    <meta:editing-duration>PT21M58S</meta:editing-duration>
    <meta:editing-cycles>3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11" meta:word-count="34" meta:character-count="452" meta:non-whitespace-character-count="389"/>
  </office:meta>
</office:document-meta>
</file>